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Long_20_Dot" svg:stroke-width="0.028cm" svg:stroke-color="#2e006f" draw:marker-start-width="0.242cm" draw:marker-end-width="0.242cm" draw:fill-color="#c2f8fc" draw:textarea-horizontal-align="justify" draw:textarea-vertical-align="middle" draw:auto-grow-height="false" fo:min-height="6.033cm" fo:min-width="11.365cm" fo:padding-top="0.139cm" fo:padding-bottom="0.139cm" fo:padding-left="0.264cm" fo:padding-right="0.264cm"/>
    </style:style>
    <style:style style:name="gr2" style:family="graphic" style:parent-style-name="standard">
      <style:graphic-properties draw:stroke="dash" draw:stroke-dash="Long_20_Dot" svg:stroke-width="0.028cm" svg:stroke-color="#2e006f" draw:marker-start-width="0.242cm" draw:marker-end-width="0.242cm" draw:fill-color="#c2f8fc" draw:textarea-horizontal-align="justify" draw:textarea-vertical-align="middle" draw:auto-grow-height="false" fo:min-height="6.033cm" fo:min-width="11.364cm" fo:padding-top="0.139cm" fo:padding-bottom="0.139cm" fo:padding-left="0.264cm" fo:padding-right="0.264cm"/>
    </style:style>
    <style:style style:name="gr3" style:family="graphic" style:parent-style-name="standard">
      <style:graphic-properties draw:stroke="dash" draw:stroke-dash="Long_20_Dot" svg:stroke-width="0.028cm" svg:stroke-color="#2e006f" draw:marker-start-width="0.242cm" draw:marker-end-width="0.242cm" draw:fill-color="#c2f8fc" draw:textarea-horizontal-align="justify" draw:textarea-vertical-align="middle" draw:auto-grow-height="false" fo:min-height="6.033cm" fo:min-width="11.362cm" fo:padding-top="0.139cm" fo:padding-bottom="0.139cm" fo:padding-left="0.264cm" fo:padding-right="0.264cm"/>
    </style:style>
    <style:style style:name="gr4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1.725cm" fo:min-width="2.957cm" fo:padding-top="0.139cm" fo:padding-bottom="0.139cm" fo:padding-left="0.264cm" fo:padding-right="0.264cm"/>
      <style:paragraph-properties style:writing-mode="lr-tb"/>
    </style:style>
    <style:style style:name="gr5" style:family="graphic" style:parent-style-name="standard">
      <style:graphic-properties svg:stroke-width="0.028cm" svg:stroke-color="#2e006f" draw:marker-start-width="0.242cm" draw:marker-end-width="0.242cm" draw:fill-color="#ab97fd" draw:textarea-horizontal-align="justify" draw:textarea-vertical-align="middle" draw:auto-grow-height="false" fo:min-height="1.725cm" fo:min-width="2.958cm" fo:padding-top="0.139cm" fo:padding-bottom="0.139cm" fo:padding-left="0.264cm" fo:padding-right="0.264cm"/>
      <style:paragraph-properties style:writing-mode="lr-tb"/>
    </style:style>
    <style:style style:name="gr6" style:family="graphic" style:parent-style-name="objectwithoutfill">
      <style:graphic-properties svg:stroke-width="0.318cm" svg:stroke-color="#55308d" draw:marker-start-width="0.675cm" draw:marker-end="Arrowheads_20_1" draw:marker-end-width="0.775cm" draw:fill="none" draw:textarea-vertical-align="middle" fo:padding-top="0.282cm" fo:padding-bottom="0.282cm" fo:padding-left="0.407cm" fo:padding-right="0.407cm"/>
    </style:style>
    <style:style style:name="gr7" style:family="graphic" style:parent-style-name="objectwithoutfill">
      <style:graphic-properties svg:stroke-width="0.318cm" svg:stroke-color="#55308d" draw:marker-start-width="0.675cm" draw:marker-end="Arrowheads_20_2" draw:marker-end-width="0.775cm" draw:fill="none" draw:textarea-vertical-align="middle" fo:padding-top="0.282cm" fo:padding-bottom="0.282cm" fo:padding-left="0.407cm" fo:padding-right="0.407cm"/>
    </style:style>
    <style:style style:name="gr8" style:family="graphic" style:parent-style-name="objectwithoutfill">
      <style:graphic-properties svg:stroke-width="0.318cm" svg:stroke-color="#55308d" draw:marker-start-width="0.675cm" draw:marker-end="Arrowheads_20_3" draw:marker-end-width="0.775cm" draw:fill="none" draw:textarea-vertical-align="middle" fo:padding-top="0.282cm" fo:padding-bottom="0.282cm" fo:padding-left="0.407cm" fo:padding-right="0.407cm"/>
    </style:style>
    <style:style style:name="gr9" style:family="graphic" style:parent-style-name="standard">
      <style:graphic-properties draw:stroke="none" svg:stroke-color="#000000" draw:fill="solid" draw:fill-color="#ecdda4" draw:textarea-horizontal-align="left" draw:textarea-vertical-align="middle" draw:auto-grow-height="true" draw:auto-grow-width="true" fo:min-height="3.375cm" fo:min-width="23.63cm"/>
      <style:paragraph-properties style:writing-mode="lr-tb"/>
    </style:style>
    <style:style style:name="P1" style:family="paragraph">
      <loext:graphic-properties draw:fill-color="#c2f8fc"/>
      <style:paragraph-properties fo:text-align="center"/>
      <style:text-properties style:font-name="Century Gothic" fo:font-size="36pt"/>
    </style:style>
    <style:style style:name="P2" style:family="paragraph"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3" style:family="paragraph">
      <loext:graphic-properties draw:fill-color="#ab97fd"/>
      <style:paragraph-properties fo:text-align="center" style:writing-mode="lr-tb"/>
      <style:text-properties fo:color="#2e006f" loext:opacity="100%" style:font-name="Century Gothic" fo:font-size="36pt" fo:font-weight="bold"/>
    </style:style>
    <style:style style:name="P4" style:family="paragraph">
      <loext:graphic-properties draw:fill="none"/>
      <style:paragraph-properties fo:text-align="center"/>
      <style:text-properties style:font-name="Century Gothic" fo:font-size="36pt"/>
    </style:style>
    <style:style style:name="P5" style:family="paragraph">
      <style:paragraph-properties fo:text-align="center"/>
      <style:text-properties fo:color="#2e006f" loext:opacity="100%" style:font-name="Century Gothic" fo:font-size="36pt" fo:font-weight="bold" fo:background-color="transparent"/>
    </style:style>
    <style:style style:name="P6" style:family="paragraph">
      <loext:graphic-properties draw:fill="solid" draw:fill-color="#ecdda4"/>
      <style:paragraph-properties fo:text-align="center" style:writing-mode="lr-tb"/>
      <style:text-properties fo:color="#2e006f" loext:opacity="100%" style:font-name="Century Gothic" fo:font-size="36pt" fo:font-weight="bold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865cm" svg:height="6.283cm" svg:x="1.401cm" svg:y="12.59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1.864cm" svg:height="6.283cm" svg:x="15.068cm" svg:y="12.599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1.862cm" svg:height="6.283cm" svg:x="28.618cm" svg:y="12.599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4.887cm" svg:height="2.791cm" svg:x="4.59cm" svg:y="14.396cm">
          <text:p text:style-name="P2">Part 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3" draw:layer="layout" svg:width="4.888cm" svg:height="2.791cm" svg:x="18.556cm" svg:y="14.396cm">
          <text:p text:style-name="P2">Part 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3" draw:layer="layout" svg:width="4.887cm" svg:height="2.791cm" svg:x="32.103cm" svg:y="14.396cm">
          <text:p text:style-name="P2">Part 3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4" draw:layer="layout" svg:x1="15.287cm" svg:y1="7.35cm" svg:x2="8.576cm" svg:y2="14.694cm">
          <text:p/>
        </draw:line>
        <draw:line draw:style-name="gr7" draw:text-style-name="P4" draw:layer="layout" svg:x1="21.32cm" svg:y1="7.35cm" svg:x2="21.32cm" svg:y2="14.335cm">
          <text:p/>
        </draw:line>
        <draw:line draw:style-name="gr8" draw:text-style-name="P4" draw:layer="layout" svg:x1="27.352cm" svg:y1="7.35cm" svg:x2="34.399cm" svg:y2="13.998cm">
          <text:p/>
        </draw:line>
        <draw:frame draw:style-name="gr9" draw:text-style-name="P6" draw:layer="layout" svg:width="24.13cm" svg:height="3.625cm" svg:x="9.272cm" svg:y="3.976cm">
          <draw:text-box>
            <text:p text:style-name="P5"><text:s text:c="4"/>data = spark.read.csv(“data.csv”)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entury Gothic" svg:font-family="'Century Gothic'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1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stroke-dash draw:name="Dot" draw:style="rect" draw:dots1="1" draw:dots1-length="100%" draw:distance="100%"/>
    <draw:stroke-dash draw:name="Long_20_Dot" draw:display-name="Long Dot" draw:style="rect" draw:dots1="1" draw:dots1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1" style:font-size-asian="24pt" style:language-asian="zh" style:country-asian="CN" style:font-name-complex="DejaVu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1-01-24T02:42:41.610808812</meta:creation-date>
    <dc:date>2021-05-09T13:36:23.474687717</dc:date>
    <meta:editing-duration>PT12M24S</meta:editing-duration>
    <meta:editing-cycles>2</meta:editing-cycles>
    <meta:generator>LibreOffice/7.1.2.2$MacOSX_X86_64 LibreOffice_project/8a45595d069ef5570103caea1b71cc9d82b2aae4</meta:generator>
    <meta:document-statistic meta:object-count="10"/>
  </office:meta>
</office:document-meta>
</file>